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Result.getXMLStream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Result.StAXResult( XMLEventWriter xmlEvent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Result.getXMLEven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Result.StAXResult( XMLStreamWriter xmlStream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Result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Result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